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1" svg:font-family="'DejaVu Serif'" style:font-family-generic="roman"/>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e89f" officeooo:paragraph-rsid="000be89f"/>
    </style:style>
    <style:style style:name="P2" style:family="paragraph" style:parent-style-name="Standard">
      <style:text-properties officeooo:rsid="000d53c7" officeooo:paragraph-rsid="000d53c7"/>
    </style:style>
    <style:style style:name="P3" style:family="paragraph" style:parent-style-name="Standard">
      <style:text-properties officeooo:rsid="000d53c7" officeooo:paragraph-rsid="000d53c7"/>
    </style:style>
    <style:style style:name="P4" style:family="paragraph" style:parent-style-name="Standard">
      <style:text-properties officeooo:rsid="00113d17" officeooo:paragraph-rsid="00113d17"/>
    </style:style>
    <style:style style:name="P5" style:family="paragraph" style:parent-style-name="Text_20_body">
      <style:text-properties officeooo:paragraph-rsid="00138c80"/>
    </style:style>
    <style:style style:name="P6" style:family="paragraph" style:parent-style-name="Text_20_body">
      <style:text-properties officeooo:rsid="001584d1" officeooo:paragraph-rsid="001584d1"/>
    </style:style>
    <style:style style:name="T1" style:family="text">
      <style:text-properties officeooo:rsid="000d53c7"/>
    </style:style>
    <style:style style:name="T2" style:family="text">
      <style:text-properties officeooo:rsid="000e585e"/>
    </style:style>
    <style:style style:name="T3" style:family="text">
      <style:text-properties officeooo:rsid="00113d17"/>
    </style:style>
    <style:style style:name="T4" style:family="text">
      <style:text-properties style:text-position="sub 58%"/>
    </style:style>
    <style:style style:name="T5" style:family="text">
      <style:text-properties style:text-position="sub 58%" officeooo:rsid="00113d17"/>
    </style:style>
    <style:style style:name="T6" style:family="text">
      <style:text-properties style:text-position="sub 58%" style:font-name="DejaVu Serif"/>
    </style:style>
    <style:style style:name="T7" style:family="text">
      <style:text-properties style:text-position="sub 58%" style:font-name="DejaVu Serif1"/>
    </style:style>
    <style:style style:name="T8" style:family="text">
      <style:text-properties style:text-position="sub 58%" style:font-name="DejaVu Serif1" officeooo:rsid="0015f75a"/>
    </style:style>
    <style:style style:name="T9" style:family="text">
      <style:text-properties style:text-position="sub 58%" style:font-name="DejaVu Serif1" officeooo:rsid="0016ce48"/>
    </style:style>
    <style:style style:name="T10" style:family="text">
      <style:text-properties style:text-position="0% 100%"/>
    </style:style>
    <style:style style:name="T11" style:family="text">
      <style:text-properties style:text-position="0% 100%" officeooo:rsid="00113d17"/>
    </style:style>
    <style:style style:name="T12" style:family="text">
      <style:text-properties style:text-position="0% 100%" style:font-name="DejaVu Serif1"/>
    </style:style>
    <style:style style:name="T13" style:family="text">
      <style:text-properties style:text-position="0% 100%" style:font-name="DejaVu Serif1" officeooo:rsid="00138c80"/>
    </style:style>
    <style:style style:name="T14" style:family="text">
      <style:text-properties style:text-position="0% 100%" style:font-name="DejaVu Serif1" officeooo:rsid="00113d17"/>
    </style:style>
    <style:style style:name="T15" style:family="text">
      <style:text-properties style:text-position="0% 100%" style:font-name="DejaVu Serif1" officeooo:rsid="001584d1"/>
    </style:style>
    <style:style style:name="T16" style:family="text">
      <style:text-properties style:text-position="0% 100%" style:font-name="DejaVu Serif1" officeooo:rsid="0015f75a"/>
    </style:style>
    <style:style style:name="T17" style:family="text">
      <style:text-properties style:text-position="0% 100%" style:font-name="DejaVu Serif1" officeooo:rsid="0016ce48"/>
    </style:style>
    <style:style style:name="T18" style:family="text">
      <style:text-properties style:text-position="0% 100%" style:font-name="DejaVu Serif"/>
    </style:style>
    <style:style style:name="T19" style:family="text">
      <style:text-properties style:text-position="0% 100%" officeooo:rsid="0012832e"/>
    </style:style>
    <style:style style:name="T20" style:family="text">
      <style:text-properties style:text-position="0% 100%" officeooo:rsid="00138c80"/>
    </style:style>
    <style:style style:name="T21" style:family="text">
      <style:text-properties style:text-position="0% 100%" officeooo:rsid="0015f75a"/>
    </style:style>
    <style:style style:name="T22" style:family="text">
      <style:text-properties style:text-position="super 58%" officeooo:rsid="0012832e"/>
    </style:style>
    <style:style style:name="T23" style:family="text">
      <style:text-properties style:text-position="super 58%" style:font-name="DejaVu Serif1" officeooo:rsid="00138c80"/>
    </style:style>
    <style:style style:name="T24" style:family="text">
      <style:text-properties officeooo:rsid="0015f75a"/>
    </style:style>
    <style:style style:name="fr1"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 Test d’adéquation du Khi-deux</text:p>
      <text:p text:style-name="P1"/>
      <text:p text:style-name="P1">1) Le principe général du test d’adéquation du Khi-deux est le suivant: <text:span text:style-name="T1">c’est un test qui permet de comparer un ensemble de données observés et sa loi de probabilités théoriques en fonction de son degré de liberté.</text:span></text:p>
      <text:p text:style-name="P2">Le degré de liberté d’un test d’adéquation de Khi-deux est le nombre de <text:span text:style-name="T2">valeurs possibles que peux prendre une variable aléatoire auquel on soustrait 1 (puisqu’a partir de J-1 premières valeures nous pouvons retrouver la dernière valeur). Dans le cas d’une loi continue, on regroupe nos valeurs en intervalle, et le degré de liberté est le nombre d’intervalles moins 1. Avant d’expliquer son principe, nous devons vérifier que pour chaque valeur (ou intervalle de valeurs) que peux prendre notre variable toutes ont un effectif théorique qui est supérieur à 5. Si ce n’est pas le cas nous regroupons les différentes valeurs et nous recalculons le degré de liberté jusqu’à rencontré cette condition.</text:span></text:p>
      <text:p text:style-name="P2"/>
      <text:p text:style-name="P4"><text:span text:style-name="T24">2)</text:span>On commence par faire 2 hypothèses H<text:span text:style-name="T4">0</text:span> et H<text:span text:style-name="T4">1</text:span><text:span text:style-name="T10"> l’hypothèse H</text:span><text:span text:style-name="T4">0</text:span><text:span text:style-name="T10"> est généralement : « La distribution observée suit la loi théorique » et H</text:span><text:span text:style-name="T4">1</text:span><text:span text:style-name="T10"> est son opposé : « La distribution observée ne correspond pas à loi théorique ».</text:span></text:p>
      <text:p text:style-name="P4"><text:span text:style-name="T10"/></text:p>
      <text:p text:style-name="P4"><text:span text:style-name="T21">3)</text:span><text:span text:style-name="T10">Ensuite on fixe un taux d’erreur, une probabilité </text:span><text:span text:style-name="T12">α</text:span><text:span text:style-name="T18"> que l’hypothèse H</text:span><text:span text:style-name="T6">0 </text:span><text:span text:style-name="T18">soit rejetté alors qu’elle est vraie. Cette valeur vaut généralement 5 % ou 1 %.</text:span></text:p>
      <text:p text:style-name="P4"><text:span text:style-name="T4"/></text:p>
      <text:p text:style-name="P2"/>
      <text:p text:style-name="P5">Une fois cela fait nous calcule la somme suivante : <draw:frame draw:style-name="fr1" draw:name="Object1" text:anchor-type="as-char" svg:y="-0.767cm" svg:width="2.492cm" svg:height="1.24cm" draw:z-index="0"><draw:object xlink:href="./Object 1" xlink:type="simple" xlink:show="embed" xlink:actuate="onLoad"/><draw:image xlink:href="./ObjectReplacements/Object 1" xlink:type="simple" xlink:show="embed" xlink:actuate="onLoad"/></draw:frame> <text:span text:style-name="T3">où n</text:span><text:span text:style-name="T5">i </text:span><text:span text:style-name="T11">est l’effectif observé pour une classe i, k est le nombre total de classes et nt</text:span><text:span text:style-name="T5">i</text:span><text:span text:style-name="T11"> est l’effectif théorique pour la classe i. </text:span><text:span text:style-name="T19">Nous obtenons un résultat que nous notons d</text:span><text:span text:style-name="T22">2</text:span><text:span text:style-name="T19"> <text:s/></text:span><text:span text:style-name="T20">ou </text:span><text:span text:style-name="T13">Χ</text:span><text:span text:style-name="T23">2</text:span><text:span text:style-name="T13">. Ensuite nous regardons la fonction de densité du Khi-deux qui correspond à notre degré de liberté et nous déterminons à partir de quelle valeur la surface sous la courbe (l’intégrale) est supérieure à 1- </text:span><text:span text:style-name="T14">α . </text:span><text:span text:style-name="T13">La fonction de densité de la Loi du Khi-deux étant complexe à intégrer, nous pouvons aussi utiliser un tableau qui, pour un </text:span><text:span text:style-name="T14">α </text:span><text:span text:style-name="T13">précis et un certain degré de liberté nous donne cette valeur </text:span><text:span text:style-name="T15">(que l’on va appelé s)</text:span><text:span text:style-name="T13">.</text:span></text:p>
      <text:p text:style-name="P6"><text:span text:style-name="T16">4)</text:span><text:span text:style-name="T13">U</text:span><text:span text:style-name="T12">ne fois cette valeur trouvée, on regarde si d² est inférieure à s, si c’est le cas, nous acceptons l’hypothèse H</text:span><text:span text:style-name="T7">0</text:span><text:span text:style-name="T12">, sinon nous la rejetons </text:span><text:span text:style-name="T16">au profit de l’hypothèse H</text:span><text:span text:style-name="T8">1</text:span><text:span text:style-name="T16"> </text:span><text:span text:style-name="T17">avec une marge d’erreur de 5 %</text:span><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1" svg:font-family="'DejaVu Serif'" style:font-family-generic="roman"/>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4T22:41:44.313698188</meta:creation-date>
    <dc:date>2017-06-15T12:15:22.290705947</dc:date>
    <meta:editing-duration>PT9H5S</meta:editing-duration>
    <meta:editing-cycles>6</meta:editing-cycles>
    <meta:generator>LibreOffice/5.2.7.2$Linux_X86_64 LibreOffice_project/20m0$Build-2</meta:generator>
    <meta:document-statistic meta:table-count="0" meta:image-count="0" meta:object-count="1" meta:page-count="1" meta:paragraph-count="7" meta:word-count="379" meta:character-count="2171" meta:non-whitespace-character-count="1798"/>
  </office:meta>
</office:document-meta>
</file>

<file path=Object 1/content.xml><?xml version="1.0" encoding="utf-8"?>
<math xmlns="http://www.w3.org/1998/Math/MathML" display="block">
  <semantics>
    <mrow>
      <munderover>
        <mo stretchy="false">∑</mo>
        <mrow>
          <mi>i</mi>
          <mo stretchy="false">=</mo>
          <mn>0</mn>
        </mrow>
        <mi>k</mi>
      </munderover>
      <mfrac>
        <msup>
          <mrow>
            <mo fence="true" stretchy="false">(</mo>
            <mrow>
              <mrow>
                <msub>
                  <mi>n</mi>
                  <mi>i</mi>
                </msub>
                <mo stretchy="false">+</mo>
                <msub>
                  <mi mathvariant="italic">nt</mi>
                  <mi>i</mi>
                </msub>
              </mrow>
            </mrow>
            <mo fence="true" stretchy="false">)</mo>
          </mrow>
          <mn>2</mn>
        </msup>
        <msub>
          <mi mathvariant="italic">nt</mi>
          <mi>i</mi>
        </msub>
      </mfrac>
    </mrow>
    <annotation encoding="StarMath 5.0">sum from{i=0} to{k} {{ ( n_{i} + nt_{i} )^{2} } over {nt_{i}}}</annotation>
  </semantics>
</math>
</file>